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 Black" svg:font-family="'Arial Black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3ff99"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fill="solid" draw:fill-color="#33ff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cc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svg:stroke-color="#666666" draw:marker-start=""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svg:stroke-color="#666666" draw:marker-start=""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9" style:family="graphic" style:parent-style-name="standard">
      <style:graphic-properties draw:marker-start="Arrow" draw:textarea-vertical-align="middle"/>
    </style:style>
    <style:style style:name="gr10" style:family="graphic" style:parent-style-name="standard">
      <style:graphic-properties draw:marker-start="Arrow" draw:fill="solid" draw:textarea-vertical-align="middle"/>
    </style:style>
    <style:style style:name="gr11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12" style:family="graphic" style:parent-style-name="standard">
      <style:graphic-properties draw:marker-start="Arrow" draw:fill="solid" draw:fill-color="#99ffff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dash" draw:stroke-dash="Fine_20_Dashed" svg:stroke-color="#666666" draw:marker-start="Arrow" draw:marker-end="" draw:marker-end-width="0.3cm" draw:fill="none" draw:textarea-vertical-align="middl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 Black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 Black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1.684cm" svg:height="10.852cm" draw:transform="skewX (-0.00977384381116825) translate (1.263cm 3.626cm)">
          <text:p text:style-name="P1"><text:span text:style-name="T1">Master Node <text:s text:c="31"/></text:span></text:p>
          <text:p text:style-name="P1"><text:span text:style-name="T1"/></text:p>
          <text:p text:style-name="P1"><text:span text:style-name="T1"><text:s text:c="27"/></text:span></text:p>
          <text:p text:style-name="P1"><text:span text:style-name="T1"><text:tab/></text:span><text:span text:style-name="T1"> <text:s text:c="21"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1482.691597982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5.872cm" svg:height="1.778cm" draw:transform="rotate (1.5707963267949) translate (1.778cm 13.462cm)">
          <text:p text:style-name="P1">EC2Interface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.128cm" svg:height="1.778cm" svg:x="4.064cm" svg:y="7.682cm">
          <text:p text:style-name="P1"><text:s/>Master A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.128cm" svg:height="1.778cm" svg:x="4.164cm" svg:y="12.214cm">
          <text:p text:style-name="P1">Central Monitoring A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0.414cm" svg:height="1.778cm" svg:x="1.778cm" svg:y="5.25cm">
          <text:p text:style-name="P1">PlayFramework MV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1.176cm" svg:height="6.096cm" svg:x="14.732cm" svg:y="1.778cm">
          <text:p text:style-name="P1"><text:span text:style-name="T1"><text:s text:c="21"/></text:span><text:span text:style-name="T1">Worker Node</text:span>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1482.691597982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318cm" svg:height="1.778cm" draw:transform="rotate (1.5707963267949) translate (23.822cm 7.52cm)">
          <text:p text:style-name="P1">EC2Interface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.128cm" svg:height="1.778cm" svg:x="15.24cm" svg:y="5.688cm">
          <text:p text:style-name="P1">Monitoring A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.128cm" svg:height="1.778cm" svg:x="15.24cm" svg:y="3.356cm">
          <text:p text:style-name="P1">Worker A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1.176cm" svg:height="6.096cm" svg:x="14.732cm" svg:y="8.382cm">
          <text:p text:style-name="P1"><text:span text:style-name="T1"><text:s text:c="21"/></text:span><text:span text:style-name="T1">Worker Node</text:span>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1482.691597982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.318cm" svg:height="1.778cm" draw:transform="rotate (1.5707963267949) translate (23.822cm 14.124cm)">
          <text:p text:style-name="P1">EC2Interface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.128cm" svg:height="1.778cm" svg:x="15.24cm" svg:y="12.292cm">
          <text:p text:style-name="P1">Monitoring A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.128cm" svg:height="1.778cm" svg:x="15.24cm" svg:y="9.96cm">
          <text:p text:style-name="P1">Worker A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1.938cm" svg:y1="12.214cm" svg:x2="15.34cm" svg:y2="6.704cm">
          <text:p/>
        </draw:line>
        <draw:line draw:style-name="gr6" draw:text-style-name="P1" draw:layer="layout" svg:x1="12.192cm" svg:y1="13.208cm" svg:x2="15.24cm" svg:y2="13.608cm">
          <text:p/>
        </draw:line>
        <draw:line draw:style-name="gr6" draw:text-style-name="P1" draw:layer="layout" svg:x1="12.192cm" svg:y1="8.89cm" svg:x2="15.34cm" svg:y2="10.668cm">
          <text:p/>
        </draw:line>
        <draw:line draw:name="1" draw:style-name="gr7" draw:text-style-name="P2" draw:layer="layout" svg:x1="15.24cm" svg:y1="4.572cm" svg:x2="12.038cm" svg:y2="7.874cm">
          <text:p text:style-name="P1"><text:span text:style-name="T2">4</text:span></text:p>
        </draw:line>
        <draw:line draw:style-name="gr8" draw:text-style-name="P1" draw:layer="layout" svg:x1="3.356cm" svg:y1="9.166cm" svg:x2="4.372cm" svg:y2="9.166cm">
          <text:p/>
        </draw:line>
        <draw:line draw:style-name="gr8" draw:text-style-name="P1" draw:layer="layout" svg:x1="3.356cm" svg:y1="12.566cm" svg:x2="4.372cm" svg:y2="12.566cm">
          <text:p/>
        </draw:line>
        <draw:line draw:style-name="gr8" draw:text-style-name="P1" draw:layer="layout" svg:x1="23.156cm" svg:y1="4.266cm" svg:x2="24.172cm" svg:y2="4.266cm">
          <text:p/>
        </draw:line>
        <draw:line draw:style-name="gr8" draw:text-style-name="P1" draw:layer="layout" svg:x1="23.156cm" svg:y1="6.466cm" svg:x2="24.172cm" svg:y2="6.466cm">
          <text:p/>
        </draw:line>
        <draw:line draw:style-name="gr8" draw:text-style-name="P1" draw:layer="layout" svg:x1="23.156cm" svg:y1="10.966cm" svg:x2="24.172cm" svg:y2="10.966cm">
          <text:p/>
        </draw:line>
        <draw:line draw:style-name="gr8" draw:text-style-name="P1" draw:layer="layout" svg:x1="23.156cm" svg:y1="13.066cm" svg:x2="24.172cm" svg:y2="13.066cm">
          <text:p/>
        </draw:line>
        <draw:connector draw:style-name="gr9" draw:text-style-name="P1" draw:layer="layout" draw:line-skew="0cm 3.352cm" svg:x1="25.6cm" svg:y1="5.361cm" svg:x2="13.698cm" svg:y2="15.748cm" draw:start-shape="id1" draw:start-glue-point="2" draw:end-shape="id2" draw:end-glue-point="0" svg:d="m25600 5361h502v9625h-12404v762" svg:viewBox="0 0 12405 10388">
          <text:p/>
        </draw:connector>
        <draw:custom-shape draw:style-name="gr2" draw:text-style-name="P1" xml:id="id2" draw:id="id2" draw:layer="layout" svg:width="24.886cm" svg:height="3.43cm" draw:transform="skewX (-0.0101229096615671) translate (1.255cm 15.748cm)">
          <text:p text:style-name="P1"><text:span text:style-name="T1">External Libraries Wrapper</text:span></text:p>
          <text:p text:style-name="P1"/>
          <text:p text:style-name="P1"/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1482.691597982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line-skew="0cm 0.05cm" svg:x1="25.6cm" svg:y1="11.965cm" svg:x2="13.698cm" svg:y2="15.748cm" draw:start-shape="id3" draw:start-glue-point="2" draw:end-shape="id2" draw:end-glue-point="0" svg:d="m25600 11965h502v3021h-12404v762" svg:viewBox="0 0 12405 3784">
          <text:p/>
        </draw:connector>
        <draw:connector draw:style-name="gr9" draw:text-style-name="P1" draw:layer="layout" draw:line-skew="0cm 0.381cm" svg:x1="1.778cm" svg:y1="10.526cm" svg:x2="13.698cm" svg:y2="15.748cm" draw:start-shape="id4" draw:start-glue-point="0" draw:end-shape="id2" draw:end-glue-point="0" svg:d="m1778 10526h-501v4460h12421v762" svg:viewBox="0 0 12422 5223">
          <text:p/>
        </draw:connector>
        <draw:custom-shape draw:style-name="gr11" draw:text-style-name="P1" draw:layer="layout" svg:width="4.572cm" svg:height="1.778cm" svg:x="6.35cm" svg:y="16.992cm">
          <text:p text:style-name="P1">EC2 SD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572cm" svg:height="1.778cm" svg:x="11.05cm" svg:y="16.992cm">
          <text:p text:style-name="P1">Sig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572cm" svg:height="1.778cm" svg:x="15.75cm" svg:y="16.992cm">
          <text:p text:style-name="P1">My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572cm" svg:height="1.778cm" svg:x="20.45cm" svg:y="16.992cm">
          <text:p text:style-name="P1">Jacks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0.414cm" svg:height="1.532cm" svg:x="1.778cm" svg:y="1.74cm">
          <text:p text:style-name="P1">Us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1" draw:style-name="gr7" draw:text-style-name="P2" draw:layer="layout" svg:x1="11.938cm" svg:y1="7.582cm" svg:x2="15.24cm" svg:y2="4.064cm">
          <text:p text:style-name="P1"><text:span text:style-name="T2">3</text:span></text:p>
        </draw:line>
        <draw:line draw:name="1" draw:style-name="gr7" draw:text-style-name="P2" draw:layer="layout" svg:x1="9.652cm" svg:y1="6.828cm" svg:x2="9.652cm" svg:y2="7.906cm">
          <text:p text:style-name="P1"><text:span text:style-name="T2">2</text:span></text:p>
        </draw:line>
        <draw:line draw:name="1" draw:style-name="gr7" draw:text-style-name="P2" draw:layer="layout" svg:x1="7.366cm" svg:y1="7.852cm" svg:x2="7.366cm" svg:y2="6.836cm">
          <text:p text:style-name="P1"><text:span text:style-name="T2">5</text:span></text:p>
        </draw:line>
        <draw:line draw:name="1" draw:style-name="gr7" draw:text-style-name="P2" draw:layer="layout" svg:x1="7.366cm" svg:y1="5.65cm" svg:x2="7.366cm" svg:y2="3.172cm">
          <text:p text:style-name="P1"><text:span text:style-name="T2">6</text:span></text:p>
        </draw:line>
        <draw:line draw:name="1" draw:style-name="gr7" draw:text-style-name="P2" draw:layer="layout" svg:x1="9.606cm" svg:y1="3.172cm" svg:x2="9.606cm" svg:y2="5.65cm">
          <text:p text:style-name="P1"><text:span text:style-name="T2">1</text:span></text:p>
        </draw:line>
        <draw:line draw:style-name="gr6" draw:text-style-name="P1" draw:layer="layout" svg:x1="15.24cm" svg:y1="7.466cm" svg:x2="12.292cm" svg:y2="12.446cm">
          <text:p/>
        </draw:line>
        <draw:line draw:style-name="gr6" draw:text-style-name="P1" draw:layer="layout" svg:x1="15.24cm" svg:y1="13.97cm" svg:x2="12.192cm" svg:y2="13.608cm">
          <text:p/>
        </draw:line>
        <draw:line draw:style-name="gr6" draw:text-style-name="P1" draw:layer="layout" svg:x1="15.24cm" svg:y1="10.976cm" svg:x2="12.038cm" svg:y2="9.36cm">
          <text:p/>
        </draw:line>
        <draw:custom-shape draw:style-name="gr3" draw:text-style-name="P1" draw:layer="layout" svg:width="8.128cm" svg:height="1.778cm" svg:x="4.164cm" svg:y="10.014cm">
          <text:p text:style-name="P1">Instance Manager A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7.404cm" svg:y1="12.314cm" svg:x2="7.404cm" svg:y2="11.66cm">
          <text:p/>
        </draw:line>
        <draw:line draw:style-name="gr13" draw:text-style-name="P1" draw:layer="layout" svg:x1="9.698cm" svg:y1="12.414cm" svg:x2="9.698cm" svg:y2="11.76cm">
          <text:p/>
        </draw:line>
        <draw:line draw:style-name="gr6" draw:text-style-name="P1" draw:layer="layout" svg:x1="7.404cm" svg:y1="10.114cm" svg:x2="7.404cm" svg:y2="9.46cm">
          <text:p/>
        </draw:line>
        <draw:line draw:style-name="gr13" draw:text-style-name="P1" draw:layer="layout" svg:x1="9.698cm" svg:y1="10.114cm" svg:x2="9.698cm" svg:y2="9.46cm">
          <text:p/>
        </draw:line>
        <draw:line draw:style-name="gr8" draw:text-style-name="P1" draw:layer="layout" svg:x1="3.356cm" svg:y1="10.966cm" svg:x2="4.372cm" svg:y2="10.966cm">
          <text:p/>
        </draw:line>
        <draw:custom-shape draw:style-name="gr11" draw:text-style-name="P1" draw:layer="layout" svg:width="4.572cm" svg:height="1.778cm" svg:x="1.596cm" svg:y="16.992cm">
          <text:p text:style-name="P1">Tessera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Arial Black" svg:font-family="'Arial Black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2" draw:display-name="Arrowheads 2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="Arrow" draw:marker-start-width="0.2cm" draw:marker-start-center="false" draw:marker-end="Arrow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Ultrafine_20_2_20_Dots_20_3_20_Dashes" svg:stroke-color="#000000" draw:marker-end="Arrow" draw:fill="none" draw:fill-image-width="0cm" draw:fill-image-height="0cm" draw:textarea-horizontal-align="center" draw:textarea-vertical-align="middle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ing Ngai</meta:initial-creator>
    <meta:creation-date>2013-11-13T13:22:19.045490014</meta:creation-date>
    <dc:date>2013-11-13T22:12:08.192298877</dc:date>
    <dc:creator>Wing Ngai</dc:creator>
    <meta:editing-duration>PT1H46M11S</meta:editing-duration>
    <meta:editing-cycles>3</meta:editing-cycles>
    <meta:generator>LibreOffice/4.1.2.3$Linux_X86_64 LibreOffice_project/410m0$Build-3</meta:generator>
    <meta:document-statistic meta:object-count="70"/>
  </office:meta>
</office:document-meta>
</file>